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am SSm A" svg:font-family="'Gotham SSm A', 'Gotham SSm B', Gotham, Arial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115f30"/>
    </style:style>
    <style:style style:name="P2" style:family="paragraph" style:parent-style-name="Heading_20_1">
      <style:text-properties fo:font-variant="normal" fo:text-transform="none" fo:color="#4b7cb3" style:font-name="Open Sans" fo:font-size="18pt" fo:letter-spacing="normal" fo:font-style="normal" fo:font-weight="bold"/>
    </style:style>
    <style:style style:name="P3" style:family="paragraph" style:parent-style-name="Heading_20_1">
      <style:paragraph-properties fo:margin-left="0in" fo:margin-right="0in" fo:orphans="2" fo:widows="2" fo:text-indent="0in" style:auto-text-indent="false"/>
      <style:text-properties fo:font-variant="normal" fo:text-transform="none" fo:color="#4b7cb3" style:font-name="Open Sans" fo:font-size="18pt" fo:letter-spacing="normal" fo:font-style="normal" fo:font-weight="bold" officeooo:rsid="0011c4ae" officeooo:paragraph-rsid="0011c4ae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444444" style:font-name="Gotham SSm A" fo:font-size="10.5pt" fo:letter-spacing="normal" fo:font-style="normal" fo:font-weight="normal" officeooo:rsid="00115f30" officeooo:paragraph-rsid="00115f30"/>
    </style:style>
    <style:style style:name="P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444444" style:font-name="Gotham SSm A" fo:font-size="10.5pt" fo:letter-spacing="normal" fo:font-style="normal" fo:font-weight="normal" officeooo:rsid="0011f3c6" officeooo:paragraph-rsid="0011f3c6"/>
    </style:style>
    <style:style style:name="P6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11c4ae"/>
    </style:style>
    <style:style style:name="T1" style:family="text">
      <style:text-properties fo:font-variant="normal" fo:text-transform="none" fo:color="#444444" style:font-name="Gotham SSm A" fo:font-size="10.5pt" fo:letter-spacing="normal" fo:font-style="normal" fo:font-weight="normal"/>
    </style:style>
    <style:style style:name="T2" style:family="text">
      <style:text-properties fo:font-variant="normal" fo:text-transform="none" fo:color="#444444" style:font-name="Gotham SSm A" fo:font-size="10.5pt" fo:letter-spacing="normal" fo:font-style="normal" fo:font-weight="bold"/>
    </style:style>
    <style:style style:name="T3" style:family="text">
      <style:text-properties fo:font-variant="normal" fo:text-transform="none" fo:color="#161010" style:text-line-through-style="none" style:text-line-through-type="none" style:font-name="Gotham SSm A" fo:font-size="10.5pt" fo:letter-spacing="normal" fo:font-style="normal" style:text-underline-style="none" fo:font-weight="normal" style:text-blinking="false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Installation Details</text:h>
      <text:p text:style-name="P1"><text:span text:style-name="Strong_20_Emphasis"><text:span text:style-name="T2">Installed to:</text:span></text:span><text:span text:style-name="T1"> </text:span><text:a xlink:type="simple" xlink:href="http://katriniasrabbithole.site/" text:style-name="Internet_20_link" text:visited-style-name="Visited_20_Internet_20_Link"><text:span text:style-name="T3">katriniasrabbithole.site/</text:span></text:a></text:p>
      <text:p text:style-name="P1"><text:span text:style-name="Strong_20_Emphasis"><text:span text:style-name="T2">Username:</text:span></text:span><text:span text:style-name="T1"> Katrinia</text:span></text:p>
      <text:p text:style-name="P1"><text:span text:style-name="Strong_20_Emphasis"><text:span text:style-name="T2">Password:</text:span></text:span><text:span text:style-name="T1"> S2wjwBukzfdf7u0N</text:span></text:p>
      <text:p text:style-name="P4">Password for c=panel files: KatriniaLovelaceWorld</text:p>
      <text:p text:style-name="P5">Use the one below.</text:p>
      <text:h text:style-name="P3" text:outline-level="1">Installation Details</text:h>
      <text:p text:style-name="P6"><text:span text:style-name="Strong_20_Emphasis"><text:span text:style-name="T2">Installed to:</text:span></text:span><text:span text:style-name="T1"> </text:span><text:a xlink:type="simple" xlink:href="http://katriniasrabbithole.site/" text:style-name="Internet_20_link" text:visited-style-name="Visited_20_Internet_20_Link"><text:span text:style-name="T3">katriniasrabbithole.site/</text:span></text:a></text:p>
      <text:p text:style-name="P6"><text:span text:style-name="Strong_20_Emphasis"><text:span text:style-name="T2">Username:</text:span></text:span><text:span text:style-name="T1"> Katrinia</text:span></text:p>
      <text:p text:style-name="P6"><text:span text:style-name="Strong_20_Emphasis"><text:span text:style-name="T2">Password:</text:span></text:span><text:span text:style-name="T1"> GdddTtitWNGb5QD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am SSm A" svg:font-family="'Gotham SSm A', 'Gotham SSm B', Gotham, Arial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05:41:50.767447892</meta:creation-date>
    <dc:date>2019-07-23T11:06:12.462201962</dc:date>
    <meta:editing-duration>PT4M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27" meta:character-count="273" meta:non-whitespace-character-count="256"/>
  </office:meta>
</office:document-meta>
</file>